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E00000104A119130F.png" manifest:media-type="image/png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9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able_20_Heading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style:font-name="Liberation Serif" fo:font-size="15pt" style:font-size-asian="15pt" style:font-size-complex="15pt"/>
    </style:style>
    <style:style style:name="P33" style:family="paragraph" style:parent-style-name="Table_20_Contents">
      <style:text-properties officeooo:paragraph-rsid="000ab53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7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8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9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8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2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d3a15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2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3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3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4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18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0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1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2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4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5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5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6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7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8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39" style:family="paragraph" style:parent-style-name="Text_20_body">
      <style:paragraph-properties style:writing-mode="lr-tb"/>
      <style:text-properties officeooo:paragraph-rsid="0054c035"/>
    </style:style>
    <style:style style:name="P140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1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2" style:family="paragraph" style:parent-style-name="Text_20_body" style:list-style-name="L6"/>
    <style:style style:name="P143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4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6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7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8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25105ae"/>
    </style:style>
    <style:style style:name="T50" style:family="text">
      <style:text-properties fo:color="#bf0041" loext:opacity="100%" officeooo:rsid="00953a24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4" style:family="text">
      <style:text-properties fo:font-weight="normal" officeooo:rsid="003aaf12" style:font-weight-asian="normal" style:font-weight-complex="normal"/>
    </style:style>
    <style:style style:name="T55" style:family="text">
      <style:text-properties fo:color="#bf0041" loext:opacity="100%" officeooo:rsid="003aaf12"/>
    </style:style>
    <style:style style:name="T56" style:family="text">
      <style:text-properties fo:color="#bf0041" loext:opacity="100%" officeooo:rsid="00277777"/>
    </style:style>
    <style:style style:name="T57" style:family="text">
      <style:text-properties fo:font-weight="normal" officeooo:rsid="000c5d59" style:font-weight-asian="normal" style:font-weight-complex="normal"/>
    </style:style>
    <style:style style:name="T58" style:family="text">
      <style:text-properties fo:font-weight="normal" officeooo:rsid="001770d1" style:font-weight-asian="normal" style:font-weight-complex="normal"/>
    </style:style>
    <style:style style:name="T59" style:family="text">
      <style:text-properties officeooo:rsid="000c5d59"/>
    </style:style>
    <style:style style:name="T60" style:family="text">
      <style:text-properties fo:color="#bf0041" loext:opacity="100%" officeooo:rsid="000c5d59"/>
    </style:style>
    <style:style style:name="T61" style:family="text">
      <style:text-properties style:font-name="Liberation Serif" fo:font-size="15pt" style:font-size-asian="15pt" style:font-size-complex="15pt"/>
    </style:style>
    <style:style style:name="T6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3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4" style:family="text">
      <style:text-properties officeooo:rsid="0059790e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color="#bf0041" loext:opacity="100%" style:font-name="Liberation Serif" fo:font-size="15pt" style:font-size-asian="15pt" style:font-size-complex="15pt"/>
    </style:style>
    <style:style style:name="T68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fo:color="#bf0041" loext:opacity="100%" officeooo:rsid="00429f67"/>
    </style:style>
    <style:style style:name="T76" style:family="text">
      <style:text-properties fo:font-weight="normal" officeooo:rsid="00429f67" style:font-weight-asian="normal" style:font-weight-complex="normal"/>
    </style:style>
    <style:style style:name="T77" style:family="text">
      <style:text-properties style:font-name="Liberation Serif" fo:font-weight="normal" officeooo:rsid="000c5d59" style:font-weight-asian="normal" style:font-weight-complex="normal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2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3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4" style:family="text">
      <style:text-properties fo:font-size="15pt" officeooo:rsid="000c5d59" style:font-size-asian="15pt" style:font-size-complex="15pt"/>
    </style:style>
    <style:style style:name="T85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6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7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0" style:family="text">
      <style:text-properties fo:color="#bf0041" loext:opacity="100%" officeooo:rsid="001e7c1b"/>
    </style:style>
    <style:style style:name="T91" style:family="text">
      <style:text-properties officeooo:rsid="001770d1"/>
    </style:style>
    <style:style style:name="T92" style:family="text">
      <style:text-properties fo:font-weight="normal" officeooo:rsid="001e8add" style:font-weight-asian="normal" style:font-weight-complex="normal"/>
    </style:style>
    <style:style style:name="T93" style:family="text">
      <style:text-properties fo:font-weight="normal" officeooo:rsid="0020fcba" style:font-weight-asian="normal" style:font-weight-complex="normal"/>
    </style:style>
    <style:style style:name="T94" style:family="text">
      <style:text-properties officeooo:rsid="0023026e"/>
    </style:style>
    <style:style style:name="T9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6" style:family="text">
      <style:text-properties officeooo:rsid="001e7c1b"/>
    </style:style>
    <style:style style:name="T97" style:family="text">
      <style:text-properties fo:font-size="9pt" style:font-size-asian="9pt" style:font-size-complex="9pt"/>
    </style:style>
    <style:style style:name="T98" style:family="text">
      <style:text-properties fo:font-size="14pt" style:font-size-asian="14pt" style:font-size-complex="14pt"/>
    </style:style>
    <style:style style:name="T99" style:family="text">
      <style:text-properties fo:font-size="14pt" officeooo:rsid="001e7c1b" style:font-size-asian="14pt" style:font-size-complex="14pt"/>
    </style:style>
    <style:style style:name="T100" style:family="text">
      <style:text-properties fo:font-size="9pt" fo:font-weight="normal" style:font-size-asian="9pt" style:font-weight-asian="normal" style:font-size-complex="9pt" style:font-weight-complex="normal"/>
    </style:style>
    <style:style style:name="T101" style:family="text">
      <style:text-properties fo:font-size="14pt" fo:font-weight="normal" style:font-size-asian="14pt" style:font-weight-asian="normal" style:font-size-complex="14pt" style:font-weight-complex="normal"/>
    </style:style>
    <style:style style:name="T102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3" style:family="text">
      <style:text-properties style:text-underline-style="none" fo:font-weight="bold" style:font-weight-asian="bold" style:font-weight-complex="bold"/>
    </style:style>
    <style:style style:name="T10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5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7" style:family="text">
      <style:text-properties fo:color="#bf0041" loext:opacity="100%" fo:font-weight="bold" officeooo:rsid="001770d1" style:font-weight-asian="bold" style:font-weight-complex="bold"/>
    </style:style>
    <style:style style:name="T108" style:family="text">
      <style:text-properties fo:color="#000000" loext:opacity="100%"/>
    </style:style>
    <style:style style:name="T109" style:family="text">
      <style:text-properties fo:color="#000000" loext:opacity="100%" officeooo:rsid="0059790e"/>
    </style:style>
    <style:style style:name="T110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1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2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3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4" style:family="text">
      <style:text-properties style:font-name="Liberation Serif" officeooo:rsid="000496ee"/>
    </style:style>
    <style:style style:name="T115" style:family="text">
      <style:text-properties style:font-name="Liberation Serif" fo:font-weight="normal" officeooo:rsid="00b1d532" style:font-weight-asian="normal" style:font-weight-complex="normal"/>
    </style:style>
    <style:style style:name="T116" style:family="text">
      <style:text-properties style:font-name="Liberation Serif" officeooo:rsid="00b1d532"/>
    </style:style>
    <style:style style:name="T117" style:family="text">
      <style:text-properties fo:color="#bf0041" loext:opacity="100%" style:font-name="Liberation Serif" officeooo:rsid="00b1d532"/>
    </style:style>
    <style:style style:name="T118" style:family="text">
      <style:text-properties fo:color="#bf0041" loext:opacity="100%" style:font-name="Liberation Serif" officeooo:rsid="000496ee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0" style:family="text">
      <style:text-properties fo:background-color="#ffff00" loext:char-shading-value="0"/>
    </style:style>
    <style:style style:name="T121" style:family="text">
      <style:text-properties officeooo:rsid="0208f5a2"/>
    </style:style>
    <style:style style:name="T122" style:family="text">
      <style:text-properties fo:font-size="13pt" style:font-size-asian="13pt" style:font-size-complex="13pt"/>
    </style:style>
    <style:style style:name="T123" style:family="text">
      <style:text-properties fo:color="#000000" loext:opacity="100%" style:font-name="Liberation Serif"/>
    </style:style>
    <style:style style:name="T124" style:family="text">
      <style:text-properties fo:color="#000000" loext:opacity="100%" fo:font-weight="normal" officeooo:rsid="020b3fec" style:font-weight-asian="normal" style:font-weight-complex="normal"/>
    </style:style>
    <style:style style:name="T125" style:family="text">
      <style:text-properties fo:color="#000000" loext:opacity="100%" fo:font-weight="normal" officeooo:rsid="020c65e0" style:font-weight-asian="normal" style:font-weight-complex="normal"/>
    </style:style>
    <style:style style:name="T126" style:family="text">
      <style:text-properties fo:color="#800080" loext:opacity="100%"/>
    </style:style>
    <style:style style:name="T127" style:family="text">
      <style:text-properties officeooo:rsid="02121e1a"/>
    </style:style>
    <style:style style:name="T128" style:family="text">
      <style:text-properties fo:color="#00a933" loext:opacity="100%"/>
    </style:style>
    <style:style style:name="T129" style:family="text">
      <style:text-properties fo:color="#000000" loext:opacity="100%" fo:font-weight="normal" officeooo:rsid="000ab53b" style:font-weight-asian="normal" style:font-weight-complex="normal"/>
    </style:style>
    <style:style style:name="T130" style:family="text">
      <style:text-properties fo:color="#000000" loext:opacity="100%" fo:font-weight="normal" style:font-weight-asian="normal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4" style:family="text">
      <style:text-properties officeooo:rsid="020e2636"/>
    </style:style>
    <style:style style:name="T135" style:family="text">
      <style:text-properties fo:color="#bf0041" loext:opacity="100%" officeooo:rsid="020e2636"/>
    </style:style>
    <style:style style:name="T136" style:family="text">
      <style:text-properties fo:color="#bf0041" loext:opacity="100%" fo:font-weight="normal" officeooo:rsid="020e2636" style:font-weight-asian="normal" style:font-weight-complex="normal"/>
    </style:style>
    <style:style style:name="T137" style:family="text">
      <style:text-properties fo:font-weight="normal" officeooo:rsid="02121e1a" style:font-weight-asian="normal" style:font-weight-complex="normal"/>
    </style:style>
    <style:style style:name="T138" style:family="text">
      <style:text-properties fo:font-weight="normal" officeooo:rsid="020e2636" style:font-weight-asian="normal" style:font-weight-complex="normal"/>
    </style:style>
    <style:style style:name="T139" style:family="text">
      <style:text-properties officeooo:rsid="022d3a15"/>
    </style:style>
    <style:style style:name="T140" style:family="text">
      <style:text-properties officeooo:rsid="01340e43"/>
    </style:style>
    <style:style style:name="T141" style:family="text">
      <style:text-properties fo:color="#bf0041" loext:opacity="100%" officeooo:rsid="01340e43"/>
    </style:style>
    <style:style style:name="T142" style:family="text">
      <style:text-properties fo:font-weight="normal" officeooo:rsid="01340e43" style:font-weight-asian="normal" style:font-weight-complex="normal"/>
    </style:style>
    <style:style style:name="T14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5" style:family="text">
      <style:text-properties fo:color="#000000" loext:opacity="100%" style:font-name="Liberation Serif" fo:font-weight="bold" style:font-weight-asian="bold" style:font-weight-complex="bold"/>
    </style:style>
    <style:style style:name="T146" style:family="text">
      <style:text-properties fo:color="#0000ff" loext:opacity="100%" style:font-name="Liberation Serif" fo:font-weight="bold" style:font-weight-asian="bold" style:font-weight-complex="bold"/>
    </style:style>
    <style:style style:name="T147" style:family="text">
      <style:text-properties fo:color="#bf0041" loext:opacity="100%" style:font-name="Liberation Serif" fo:font-weight="bold" style:font-weight-asian="bold" style:font-weight-complex="bold"/>
    </style:style>
    <style:style style:name="T148" style:family="text">
      <style:text-properties fo:color="#0000ff" loext:opacity="100%" style:font-name="Liberation Serif"/>
    </style:style>
    <style:style style:name="T149" style:family="text">
      <style:text-properties fo:color="#000000" loext:opacity="100%" style:font-name="Liberation Serif" fo:font-weight="normal"/>
    </style:style>
    <style:style style:name="T150" style:family="text">
      <style:text-properties fo:font-weight="normal" officeooo:rsid="003cd1c5" style:font-weight-asian="normal" style:font-weight-complex="normal"/>
    </style:style>
    <style:style style:name="T151" style:family="text">
      <style:text-properties fo:font-weight="normal" officeooo:rsid="0001f2b4" style:font-weight-asian="normal" style:font-weight-complex="normal"/>
    </style:style>
    <style:style style:name="T152" style:family="text">
      <style:text-properties fo:font-weight="normal" officeooo:rsid="001b9b4f" style:font-weight-asian="normal" style:font-weight-complex="normal"/>
    </style:style>
    <style:style style:name="T153" style:family="text">
      <style:text-properties officeooo:rsid="001b9b4f"/>
    </style:style>
    <style:style style:name="T154" style:family="text">
      <style:text-properties fo:font-weight="normal" officeooo:rsid="00256fbe" style:font-weight-asian="normal" style:font-weight-complex="normal"/>
    </style:style>
    <style:style style:name="T155" style:family="text">
      <style:text-properties fo:color="#000000" loext:opacity="100%" officeooo:rsid="000496ee" style:font-weight-asian="bold" style:font-weight-complex="bold"/>
    </style:style>
    <style:style style:name="T156" style:family="text">
      <style:text-properties officeooo:rsid="00256fbe"/>
    </style:style>
    <style:style style:name="T157" style:family="text">
      <style:text-properties fo:font-weight="normal"/>
    </style:style>
    <style:style style:name="T158" style:family="text">
      <style:text-properties fo:font-weight="normal" officeooo:rsid="00256fbe"/>
    </style:style>
    <style:style style:name="T159" style:family="text">
      <style:text-properties fo:color="#ff0000" loext:opacity="100%"/>
    </style:style>
    <style:style style:name="T160" style:family="text">
      <style:text-properties fo:font-weight="normal" officeooo:rsid="003c9902" style:font-weight-asian="normal" style:font-weight-complex="normal"/>
    </style:style>
    <style:style style:name="T161" style:family="text">
      <style:text-properties fo:color="#ff0000" loext:opacity="100%" officeooo:rsid="000496ee"/>
    </style:style>
    <style:style style:name="T162" style:family="text">
      <style:text-properties fo:color="#ff0000" loext:opacity="100%" officeooo:rsid="000695b6"/>
    </style:style>
    <style:style style:name="T163" style:family="text">
      <style:text-properties officeooo:rsid="020f5eee"/>
    </style:style>
    <style:style style:name="T16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8" style:family="text">
      <style:text-properties officeooo:rsid="0009e25c"/>
    </style:style>
    <style:style style:name="T169" style:family="text">
      <style:text-properties fo:color="#000000" loext:opacity="100%" officeooo:rsid="000f79a3"/>
    </style:style>
    <style:style style:name="T170" style:family="text">
      <style:text-properties officeooo:rsid="000f79a3"/>
    </style:style>
    <style:style style:name="T17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8" style:family="text">
      <style:text-properties fo:color="#ff0000" loext:opacity="100%" style:font-name="Liberation Serif" officeooo:rsid="000496ee"/>
    </style:style>
    <style:style style:name="T179" style:family="text">
      <style:text-properties fo:color="#bf0041" loext:opacity="100%" fo:background-color="#ffff00" loext:char-shading-value="0"/>
    </style:style>
    <style:style style:name="T180" style:family="text">
      <style:text-properties style:font-name="Liberation Serif" officeooo:rsid="00911d46"/>
    </style:style>
    <style:style style:name="T181" style:family="text">
      <style:text-properties officeooo:rsid="00911d46"/>
    </style:style>
    <style:style style:name="T182" style:family="text">
      <style:text-properties fo:color="#bf0041" loext:opacity="100%" style:font-name="Liberation Serif" officeooo:rsid="0054ec08"/>
    </style:style>
    <style:style style:name="T183" style:family="text">
      <style:text-properties fo:color="#bf0041" loext:opacity="100%" style:font-name="Liberation Serif" officeooo:rsid="00624d14"/>
    </style:style>
    <style:style style:name="T184" style:family="text">
      <style:text-properties style:font-name="Liberation Serif" fo:font-weight="bold" style:font-weight-asian="bold" style:font-weight-complex="bold"/>
    </style:style>
    <style:style style:name="T185" style:family="text">
      <style:text-properties fo:color="#bf0041" loext:opacity="100%" fo:font-weight="bold"/>
    </style:style>
    <style:style style:name="T186" style:family="text">
      <style:text-properties fo:color="#bf0041" loext:opacity="100%" fo:font-weight="bold" officeooo:rsid="0054ec08"/>
    </style:style>
    <style:style style:name="T187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8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style:font-weight-asian="bold" style:font-weight-complex="bold"/>
    </style:style>
    <style:style style:name="T193" style:family="text">
      <style:text-properties fo:color="#00a933" loext:opacity="100%" fo:font-weight="normal" style:font-weight-asian="normal" style:font-weight-complex="normal"/>
    </style:style>
    <style:style style:name="T194" style:family="text">
      <style:text-properties officeooo:rsid="0054c035"/>
    </style:style>
    <style:style style:name="T19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8" style:family="text">
      <style:text-properties officeooo:rsid="004e5f86"/>
    </style:style>
    <style:style style:name="T19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0" style:family="text">
      <style:text-properties officeooo:rsid="001466bd"/>
    </style:style>
    <style:style style:name="T20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3" style:family="text">
      <style:text-properties fo:color="#158466" loext:opacity="100%"/>
    </style:style>
    <style:style style:name="T204" style:family="text">
      <style:text-properties fo:color="#ad1457" loext:opacity="100%"/>
    </style:style>
    <style:style style:name="T205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8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1" style:family="text">
      <style:text-properties fo:font-size="15pt" officeooo:rsid="0011f355" style:font-size-asian="15pt" style:font-size-complex="15pt"/>
    </style:style>
    <style:style style:name="T212" style:family="text">
      <style:text-properties fo:font-size="15pt" style:font-size-asian="15pt" style:font-size-complex="15pt"/>
    </style:style>
    <style:style style:name="T213" style:family="text">
      <style:text-properties fo:color="#158466" loext:opacity="100%" fo:font-weight="normal" style:font-weight-asian="normal" style:font-weight-complex="normal"/>
    </style:style>
    <style:style style:name="T214" style:family="text">
      <style:text-properties fo:color="#158466" loext:opacity="100%" fo:font-weight="normal" officeooo:rsid="0093ed1b" style:font-weight-asian="normal" style:font-weight-complex="normal"/>
    </style:style>
    <style:style style:name="T215" style:family="text">
      <style:text-properties fo:color="#000000" loext:opacity="100%" fo:font-weight="normal" officeooo:rsid="0093ed1b" style:font-weight-asian="normal" style:font-weight-complex="normal"/>
    </style:style>
    <style:style style:name="T216" style:family="text">
      <style:text-properties fo:color="#00a933" loext:opacity="100%" officeooo:rsid="0267c39b"/>
    </style:style>
    <style:style style:name="T217" style:family="text">
      <style:text-properties fo:color="#000000" loext:opacity="100%" officeooo:rsid="004e5f86"/>
    </style:style>
    <style:style style:name="T218" style:family="text">
      <style:text-properties officeooo:rsid="01603720"/>
    </style:style>
    <style:style style:name="T219" style:family="text">
      <style:text-properties fo:font-family="apple-system, BlinkMacSystemFont, 'Segoe UI', Roboto, Helvetica, Arial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 <text:s text:c="2"/></text:span><text:span text:style-name="T49">(………………………...use)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50">s -a</text:span><text:span text:style-name="T47"> <text:s text:c="2"/></text:span></text:p>
      <text:p text:style-name="P24">PERMISSIONS | LINKS | OWNER | GROUP | SIZE | DATE | FILENAME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1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1"> </text:span><text:span text:style-name="T24"><text:s text:c="4"/># </text:span><text:span text:style-name="T52">P</text:span><text:span text:style-name="T53">rint working directory</text:span><text:span text:style-name="T24"> </text:span><text:span text:style-name="T53"><text:tab/><text:tab/></text:span></text:p>
      <text:p text:style-name="P25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4">Super</text:span><text:span text:style-name="T15"> user😎️ </text:span></text:p>
      <text:p text:style-name="P26"><text:span text:style-name="T37">$</text:span><text:span text:style-name="T47"> </text:span><text:span text:style-name="T55">sudo -s</text:span><text:span text:style-name="T56"><text:tab/></text:span><text:span text:style-name="T40">&amp; <text:tab/></text:span><text:span text:style-name="T37">$</text:span><text:span text:style-name="T47"> </text:span><text:span text:style-name="T55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4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7"><text:span text:style-name="T37">$</text:span> <text:span text:style-name="T47">rm</text:span> <text:span text:style-name="T15">path</text:span><text:span text:style-name="T57">1</text:span><text:span text:style-name="T15">/file1 path</text:span><text:span text:style-name="T57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8"><text:s text:c="6"/># </text:span><text:span text:style-name="T15">Remove specific files</text:span><text:span text:style-name="T58"> </text:span></text:p>
      <text:p text:style-name="P27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8"> <text:s text:c="17"/># </text:span><text:span text:style-name="T15">Remove specific empty directories</text:span><text:span text:style-name="T58"> </text:span></text:p>
      <text:p text:style-name="P28">rm -rf */</text:p>
      <text:p text:style-name="P28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9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8"/>
      <text:p text:style-name="P27"><text:span text:style-name="T37">$</text:span> <text:span text:style-name="T47">rm -r</text:span> <text:span text:style-name="T57">folder <text:s text:c="3"/></text:span></text:p>
      <text:p text:style-name="P30"><text:tab/>or <text:s text:c="4"/></text:p>
      <text:p text:style-name="P27"><text:span text:style-name="T37">$</text:span><text:span text:style-name="T59"> </text:span><text:span text:style-name="T60">rm --recursive</text:span><text:span text:style-name="T59"> </text:span><text:span text:style-name="T57">folde</text:span><text:span text:style-name="T58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1">Flag</text:p>
            </table:table-cell>
            <table:table-cell table:style-name="Table1.A1" office:value-type="string">
              <text:p text:style-name="P31">Meaning</text:p>
            </table:table-cell>
            <table:table-cell table:style-name="Table1.A1" office:value-type="string">
              <text:p text:style-name="P31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1">-r</text:span></text:span></text:p>
          </table:table-cell>
          <table:table-cell table:style-name="Table1.A1" office:value-type="string">
            <text:p text:style-name="P32">recursive <text:s/># delete directories </text:p>
          </table:table-cell>
          <table:table-cell table:style-name="Table1.A1" office:value-type="string">
            <text:p text:style-name="P33"><text:span text:style-name="Source_20_Text"><text:span text:style-name="T62">$ </text:span></text:span><text:span text:style-name="Source_20_Text"><text:span text:style-name="T63">rm -r</text:span></text:span><text:span text:style-name="Source_20_Text"><text:span text:style-name="T61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1">-f</text:span></text:span></text:p>
          </table:table-cell>
          <table:table-cell table:style-name="Table1.A1" office:value-type="string">
            <text:p text:style-name="P32">force (no confirmation, ignore errors<text:span text:style-name="T64">)</text:span> </text:p>
          </table:table-cell>
          <table:table-cell table:style-name="Table1.A1" office:value-type="string">
            <text:p text:style-name="P33"><text:span text:style-name="Source_20_Text"><text:span text:style-name="T62">$ </text:span></text:span><text:span text:style-name="Source_20_Text"><text:span text:style-name="T63">rm -rf</text:span></text:span><text:span text:style-name="Source_20_Text"><text:span text:style-name="T61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1">-i</text:span></text:span></text:p>
          </table:table-cell>
          <table:table-cell table:style-name="Table1.A1" office:value-type="string">
            <text:p text:style-name="P32">interactive (ask before deleting each file <text:span text:style-name="T64">)</text:span></text:p>
          </table:table-cell>
          <table:table-cell table:style-name="Table1.A1" office:value-type="string">
            <text:p text:style-name="P33"><text:span text:style-name="Source_20_Text"><text:span text:style-name="T62">$ </text:span></text:span><text:span text:style-name="Source_20_Text"><text:span text:style-name="T63">rm -ri</text:span></text:span><text:span text:style-name="Source_20_Text"><text:span text:style-name="T61"> folder</text:span></text:span></text:p>
          </table:table-cell>
        </table:table-row>
      </table:table>
      <text:p text:style-name="P34"/>
      <text:p text:style-name="P35"><text:span text:style-name="Source_20_Text"><text:span text:style-name="T65">$</text:span></text:span><text:span text:style-name="Source_20_Text"><text:span text:style-name="T66"> </text:span></text:span><text:span text:style-name="Source_20_Text"><text:span text:style-name="T67">rm -ri</text:span></text:span><text:span text:style-name="Source_20_Text"><text:span text:style-name="T61"> </text:span></text:span><text:span text:style-name="Source_20_Text"><text:span text:style-name="T68">folder</text:span></text:span><text:span text:style-name="Source_20_Text"><text:span text:style-name="T69">2 <text:s text:c="3"/><text:tab/><text:tab/><text:tab/><text:tab/><text:tab/><text:tab/><text:tab/><text:tab/> <text:tab/></text:span></text:span><text:span text:style-name="Source_20_Text"><text:span text:style-name="T70"> # </text:span></text:span><text:span text:style-name="Source_20_Text"><text:span text:style-name="T71">✅ </text:span></text:span><text:span text:style-name="Source_20_Text"><text:span text:style-name="T72">Safe Deletion</text:span></text:span><text:span text:style-name="Source_20_Text"><text:span text:style-name="T69"> </text:span></text:span></text:p>
      <text:p text:style-name="P36">It will ask:</text:p>
      <text:p text:style-name="P37"><text:span text:style-name="Source_20_Text"><text:span text:style-name="T68">rm: descend into directory 'folder</text:span></text:span><text:span text:style-name="Source_20_Text"><text:span text:style-name="T69">2</text:span></text:span><text:span text:style-name="Source_20_Text"><text:span text:style-name="T68">'? y</text:span></text:span></text:p>
      <text:p text:style-name="P38"><text:span text:style-name="Source_20_Text"><text:span text:style-name="T68">rm: remove regular file 'folder</text:span></text:span><text:span text:style-name="Source_20_Text"><text:span text:style-name="T69">2</text:span></text:span><text:span text:style-name="Source_20_Text"><text:span text:style-name="T68">/file1'? y</text:span></text:span></text:p>
      <text:p text:style-name="P39"><text:span text:style-name="Source_20_Text"><text:span text:style-name="T65">$</text:span></text:span><text:span text:style-name="Source_20_Text"><text:span text:style-name="T61"> sudo rm -rf / </text:span></text:span><text:span text:style-name="Source_20_Text"><text:span text:style-name="T68"><text:s/><text:tab/><text:tab/><text:tab/><text:tab/><text:tab/><text:tab/><text:tab/><text:tab/><text:tab/> # </text:span></text:span><text:span text:style-name="Source_20_Text"><text:span text:style-name="T73">⚠️ Danger Zone </text:span></text:span><text:span text:style-name="Source_20_Text"><text:span text:style-name="T74">&amp;&amp; <text:s/></text:span></text:span><text:span text:style-name="T73">💀 </text:span><text:span text:style-name="Strong_20_Emphasis"><text:span text:style-name="T73">NEVER run this</text:span></text:span><text:span text:style-name="Strong_20_Emphasis"><text:span text:style-name="T68"> <text:s/></text:span></text:span><text:span text:style-name="T61"><text:line-break/> </text:span><text:span text:style-name="T68">It will recursively and forcefully delete everything from the root directory — basically wiping your OS.</text:span></text:p>
      <text:p text:style-name="P40">___________________________________________________________________________________________<text:span text:style-name="T20">__________________</text:span></text:p>
      <text:p text:style-name="P41">$ <text:span text:style-name="T75">history</text:span> <text:span text:style-name="T57"><text:tab/><text:tab/></text:span><text:span text:style-name="T40">&amp; <text:tab/><text:tab/></text:span>$<text:span text:style-name="T60"> </text:span><text:span text:style-name="T75">history -10</text:span></text:p>
      <text:p text:style-name="P41">$ <text:span text:style-name="T47">cat ~/.bash_history<text:tab/><text:tab/><text:tab/><text:tab/><text:tab/><text:tab/></text:span><text:span text:style-name="T76"> # bash_history = folder that store the list of commands you’ve typed in the terminal </text:span><text:span text:style-name="Source_20_Text"><text:span text:style-name="T77"><text:s/></text:span></text:span></text:p>
      <text:p text:style-name="P42"><text:span text:style-name="Source_20_Text"><text:span text:style-name="T78">$</text:span></text:span><text:span text:style-name="Source_20_Text"><text:span text:style-name="T79"> </text:span></text:span><text:span text:style-name="Source_20_Text"><text:span text:style-name="T80">&lt;Space&gt;command</text:span></text:span><text:span text:style-name="Source_20_Text"><text:span text:style-name="T81"><text:tab/><text:tab/><text:tab/><text:tab/><text:tab/><text:tab/><text:tab/> <text:s text:c="8"/></text:span></text:span><text:span text:style-name="Source_20_Text"><text:span text:style-name="T82"><text:s/># </text:span></text:span><text:span text:style-name="Source_20_Text"><text:span text:style-name="T80">Run a command without adding it to history by adding a leading space </text:span></text:span></text:p>
      <text:p text:style-name="P42"><text:span text:style-name="Source_20_Text"><text:span text:style-name="T83"><text:tab/></text:span></text:span></text:p>
      <text:h text:style-name="P43" text:outline-level="3"><text:span text:style-name="Source_20_Text"><text:span text:style-name="T80">If you want to search for a specific command:</text:span></text:span></text:h>
      <text:p text:style-name="P44"><text:span text:style-name="T84">Press </text:span><text:span text:style-name="Strong_20_Emphasis"><text:span text:style-name="T85">Ctrl + R</text:span></text:span><text:span text:style-name="T84"> and start typing — it will search your history. <text:tab/><text:tab/></text:span><text:span text:style-name="T86">*********</text:span></text:p>
      <text:p text:style-name="P42"><text:span text:style-name="Source_20_Text"><text:span text:style-name="T83"><text:s text:c="2"/><text:tab/><text:tab/><text:tab/><text:tab/><text:tab/><text:tab/><text:tab/><text:tab/></text:span></text:span></text:p>
      <text:p text:style-name="P42"><text:span text:style-name="Source_20_Text"><text:span text:style-name="T87">You can also</text:span></text:span></text:p>
      <text:p text:style-name="P42"><text:span text:style-name="Source_20_Text"><text:span text:style-name="T83"><text:tab/> <text:s/><text:tab/><text:tab/><text:tab/><text:tab/><text:tab/><text:tab/><text:tab/><text:tab/><text:tab/><text:tab/><text:tab/>- </text:span></text:span><text:span text:style-name="Source_20_Text"><text:span text:style-name="T87">Cl</text:span></text:span><text:span text:style-name="Source_20_Text"><text:span text:style-name="T83">ear the commands history list</text:span></text:span></text:p>
      <text:p text:style-name="P42"><text:span text:style-name="Source_20_Text"><text:span text:style-name="T83"><text:tab/> <text:s/><text:tab/><text:tab/><text:tab/><text:tab/><text:tab/><text:tab/><text:tab/><text:tab/><text:tab/><text:tab/><text:tab/>- Over</text:span></text:span><text:span text:style-name="Source_20_Text"><text:span text:style-name="T87">w</text:span></text:span><text:span text:style-name="Source_20_Text"><text:span text:style-name="T83">rite history file with history of current Bash shell</text:span></text:span></text:p>
      <text:p text:style-name="P42"><text:span text:style-name="Source_20_Text"><text:span text:style-name="T83"><text:tab/> <text:s/><text:tab/><text:tab/><text:tab/><text:tab/><text:tab/><text:tab/><text:tab/><text:tab/><text:tab/><text:tab/><text:tab/>- </text:span></text:span><text:span text:style-name="Source_20_Text"><text:span text:style-name="T87">D</text:span></text:span><text:span text:style-name="Source_20_Text"><text:span text:style-name="T83">elete the history entry at the specified offset</text:span></text:span></text:p>
      <text:p text:style-name="P42"><text:span text:style-name="Source_20_Text"><text:span text:style-name="T83"><text:tab/> <text:s/><text:tab/><text:tab/><text:tab/><text:tab/><text:tab/><text:tab/><text:tab/><text:tab/><text:tab/><text:tab/> <text:s text:c="10"/>- Add a command to history without running it</text:span></text:span></text:p>
      <text:p text:style-name="P45"><text:span text:style-name="Source_20_Text"><text:span text:style-name="T83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8">___________________________________________________________________________________________</text:span></text:span><text:span text:style-name="Source_20_Text"><text:span text:style-name="T89">__________________</text:span></text:span></text:p>
      <text:p text:style-name="P46">$ <text:span text:style-name="T90">lsblk</text:span><text:span text:style-name="T91"><text:tab/><text:tab/><text:tab/><text:tab/><text:tab/><text:tab/><text:tab/></text:span><text:span text:style-name="T58"><text:tab/><text:tab/> <text:s/><text:tab/><text:tab/> <text:s text:c="9"/><text:tab/> <text:s/><text:tab/><text:tab/><text:tab/><text:tab/> <text:s text:c="26"/># List </text:span><text:span text:style-name="T92">Block </text:span><text:span text:style-name="Strong_20_Emphasis"><text:span text:style-name="T93"><text:s/></text:span></text:span></text:p>
      <text:p text:style-name="P47"><text:tab/><text:tab/><text:tab/><text:tab/><text:tab/><text:tab/><text:tab/><text:tab/><text:tab/><text:tab/><text:tab/><text:tab/><text:tab/><text:tab/><text:tab/><text:tab/><text:tab/><text:tab/> # <text:s/><text:span text:style-name="T94">or </text:span><text:span text:style-name="Strong_20_Emphasis"><text:span text:style-name="T92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<text:span text:style-name="Strong_20_Emphasis"><text:span text:style-name="T51"><text:s text:c="45"/>Unicode</text:span></text:span></text:p>
          </table:table-cell>
          <table:table-cell table:style-name="Table2.A1" office:value-type="string">
            <text:p text:style-name="P48"><text:span text:style-name="Strong_20_Emphasis"><text:span text:style-name="T95"><text:s text:c="44"/>ASCII</text:span></text:span></text:p>
          </table:table-cell>
        </table:table-row>
        <table:table-row>
          <table:table-cell table:style-name="Table2.A1" office:value-type="string">
            <text:p text:style-name="P49"><text:span text:style-name="T4"><text:s text:c="4"/></text:span><text:s/><text:span text:style-name="T96">=</text:span> <text:s/>all characters from all languages + symbols + emojis</text:p>
            <text:p text:style-name="P50"><text:span text:style-name="Strong_20_Emphasis"><text:span text:style-name="T92"><text:tab/><text:tab/><text:tab/><text:tab/><text:tab/><text:tab/><text:tab/> <text:s text:c="10"/>(Universal Characters </text:span></text:span><text:span text:style-name="Strong_20_Emphasis"><text:span text:style-name="T97"><text:tab/><text:tab/><text:tab/><text:tab/><text:tab/><text:tab/><text:tab/> <text:s text:c="2"/></text:span></text:span></text:p>
            <text:p text:style-name="P49"><text:s text:c="2"/><text:span text:style-name="T98"><text:s/>ह 你 ச আ </text:span><text:span text:style-name="T99"><text:s/>محبت A a Z z </text:span><text:span text:style-name="T98">✓ ✔ ✘ ✨ ★ → ← ↑ │ ─ ┼ 😊 😎 ❤️</text:span> </text:p>
          </table:table-cell>
          <table:table-cell table:style-name="Table2.A1" office:value-type="string">
            <text:p text:style-name="P49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0"><text:span text:style-name="Strong_20_Emphasis"><text:span text:style-name="T15"><text:s text:c="70"/>(letters, numbers, basic symbols </text:span></text:span></text:p>
            <text:p text:style-name="P49"><text:span text:style-name="Strong_20_Emphasis"><text:span text:style-name="T15"><text:s text:c="2"/></text:span></text:span></text:p>
            <text:p text:style-name="P49"><text:span text:style-name="Strong_20_Emphasis"><text:span text:style-name="T100"><text:s text:c="2"/></text:span></text:span><text:span text:style-name="Strong_20_Emphasis"><text:span text:style-name="T15"><text:s/></text:span></text:span><text:span text:style-name="Strong_20_Emphasis"><text:span text:style-name="T101">A a</text:span></text:span><text:span text:style-name="Strong_20_Emphasis"><text:span text:style-name="T102"> z</text:span></text:span><text:span text:style-name="Strong_20_Emphasis"><text:span text:style-name="T101"> </text:span></text:span><text:span text:style-name="Strong_20_Emphasis"><text:span text:style-name="T102">Z </text:span></text:span><text:span text:style-name="Strong_20_Emphasis"><text:span text:style-name="T101">0 1 </text:span></text:span><text:span text:style-name="Strong_20_Emphasis"><text:span text:style-name="T102">9 </text:span></text:span><text:span text:style-name="Strong_20_Emphasis"><text:span text:style-name="T101">! @ # $ % ^ &amp; *- _ + = / ? .</text:span></text:span></text:p>
          </table:table-cell>
        </table:table-row>
        <table:table-row>
          <table:table-cell table:style-name="Table2.A1" office:value-type="string">
            <text:p text:style-name="P51"><text:span text:style-name="T15"><text:s text:c="3"/>Whereas </text:span><text:span text:style-name="T103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1"><text:span text:style-name="T104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2"><text:span text:style-name="Strong_20_Emphasis"><text:span text:style-name="T105"><text:s text:c="3"/>Examples</text:span></text:span></text:p>
            <text:p text:style-name="P53"><text:span text:style-name="Source_20_Text"><text:span text:style-name="T106"><text:s text:c="3"/>$ </text:span></text:span><text:span text:style-name="Source_20_Text"><text:span text:style-name="T107">lsblk</text:span></text:span></text:p>
            <text:p text:style-name="P48"><text:s text:c="3"/>Uses <text:span text:style-name="Strong_20_Emphasis"><text:span text:style-name="T15">Unicode</text:span></text:span> characters for pretty tree:</text:p>
            <text:p text:style-name="P54"><text:span text:style-name="Source_20_Text"><text:s text:c="2"/>├─sda1</text:span></text:p>
            <text:p text:style-name="P55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6"><text:span text:style-name="Source_20_Text"><text:span text:style-name="T106"><text:s text:c="3"/></text:span></text:span></text:p>
            <text:p text:style-name="P56"><text:span text:style-name="Source_20_Text"><text:span text:style-name="T106"><text:s text:c="4"/>$ </text:span></text:span><text:span text:style-name="Source_20_Text"><text:span text:style-name="T107">lsblk --ascii</text:span></text:span></text:p>
            <text:p text:style-name="P48"><text:span text:style-name="T108"><text:s text:c="3"/>Uses </text:span><text:span text:style-name="Strong_20_Emphasis"><text:span text:style-name="T108">ASCII</text:span></text:span><text:span text:style-name="T108"> (simple characters</text:span><text:span text:style-name="T109">)</text:span><text:span text:style-name="T108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7"><text:span text:style-name="Strong_20_Emphasis"><text:span text:style-name="T110"><text:s text:c="96"/>ASCII</text:span></text:span><text:span text:style-name="Strong_20_Emphasis"><text:span text:style-name="T111"> </text:span></text:span><text:span text:style-name="Strong_20_Emphasis"><text:span text:style-name="T112">⊂ <text:s/></text:span></text:span><text:span text:style-name="Strong_20_Emphasis"><text:span text:style-name="T113">Unicode</text:span></text:span></text:p>
            <text:p text:style-name="P52"><text:span text:style-name="Strong_20_Emphasis"><text:span text:style-name="T58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8"/>
      <text:p text:style-name="P40">___________________________________________________________________________________________<text:span text:style-name="T20">__________________</text:span></text:p>
      <text:p text:style-name="P59"><text:span text:style-name="Source_20_Text"><text:span text:style-name="T114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5">path/ </text:span></text:span><text:span text:style-name="Source_20_Text"><text:span text:style-name="T116"><text:s/><text:tab/><text:tab/></text:span></text:span><text:span text:style-name="Source_20_Text"><text:span text:style-name="T115">&amp;<text:tab/><text:tab/></text:span></text:span><text:span text:style-name="Source_20_Text"><text:span text:style-name="T116"> </text:span></text:span><text:span text:style-name="Source_20_Text"><text:span text:style-name="T114">$</text:span></text:span><text:span text:style-name="Source_20_Text"><text:span text:style-name="T116"> </text:span></text:span><text:span text:style-name="Source_20_Text"><text:span text:style-name="T117">wc -l </text:span></text:span><text:span text:style-name="Source_20_Text"><text:span text:style-name="T115">path/</text:span></text:span><text:span text:style-name="Source_20_Text"><text:span text:style-name="T116"><text:tab/><text:tab/><text:tab/><text:tab/><text:tab/><text:tab/><text:tab/><text:tab/><text:tab/><text:tab/></text:span></text:span><text:span text:style-name="Source_20_Text"><text:span text:style-name="T115"># Count all lines in a file</text:span></text:span></text:p>
      <text:p text:style-name="P59"><text:span text:style-name="Source_20_Text"><text:span text:style-name="T114">$ </text:span></text:span><text:span text:style-name="Source_20_Text"><text:span text:style-name="T118">wc --</text:span></text:span><text:span text:style-name="Source_20_Text"><text:span text:style-name="T117">words</text:span></text:span><text:span text:style-name="Source_20_Text"><text:span text:style-name="T118"> </text:span></text:span><text:span text:style-name="Source_20_Text"><text:span text:style-name="T115">path/</text:span></text:span><text:span text:style-name="Source_20_Text"><text:span text:style-name="T116"> <text:s/><text:tab/><text:tab/></text:span></text:span><text:span text:style-name="Source_20_Text"><text:span text:style-name="T115">&amp;<text:tab/><text:tab/></text:span></text:span><text:span text:style-name="Source_20_Text"><text:span text:style-name="T116"> </text:span></text:span><text:span text:style-name="Source_20_Text"><text:span text:style-name="T114">$</text:span></text:span><text:span text:style-name="Source_20_Text"><text:span text:style-name="T116"> </text:span></text:span><text:span text:style-name="Source_20_Text"><text:span text:style-name="T117">wc -w </text:span></text:span><text:span text:style-name="Source_20_Text"><text:span text:style-name="T115">path/</text:span></text:span><text:span text:style-name="Source_20_Text"><text:span text:style-name="T116"><text:tab/><text:tab/><text:tab/><text:tab/><text:tab/><text:tab/><text:tab/><text:tab/><text:tab/> <text:s text:c="6"/></text:span></text:span><text:span text:style-name="Source_20_Text"><text:span text:style-name="T115"># Count all words in a file</text:span></text:span></text:p>
      <text:p text:style-name="P59"><text:span text:style-name="Source_20_Text"><text:span text:style-name="T114">$ </text:span></text:span><text:span text:style-name="Source_20_Text"><text:span text:style-name="T118">wc --</text:span></text:span><text:span text:style-name="Source_20_Text"><text:span text:style-name="T117">char</text:span></text:span><text:span text:style-name="Source_20_Text"><text:span text:style-name="T118"> </text:span></text:span><text:span text:style-name="Source_20_Text"><text:span text:style-name="T115">path/</text:span></text:span><text:span text:style-name="Source_20_Text"><text:span text:style-name="T116"> <text:s/><text:tab/><text:tab/></text:span></text:span><text:span text:style-name="Source_20_Text"><text:span text:style-name="T115">&amp;<text:tab/><text:tab/></text:span></text:span><text:span text:style-name="Source_20_Text"><text:span text:style-name="T116"> </text:span></text:span><text:span text:style-name="Source_20_Text"><text:span text:style-name="T114">$</text:span></text:span><text:span text:style-name="Source_20_Text"><text:span text:style-name="T116"> </text:span></text:span><text:span text:style-name="Source_20_Text"><text:span text:style-name="T117">wc -c </text:span></text:span><text:span text:style-name="Source_20_Text"><text:span text:style-name="T115">path/</text:span></text:span><text:span text:style-name="Source_20_Text"><text:span text:style-name="T116"><text:tab/><text:tab/><text:tab/><text:tab/><text:tab/><text:tab/><text:tab/><text:tab/><text:tab/> </text:span></text:span><text:span text:style-name="Source_20_Text"><text:span text:style-name="T115"># Count all characters in a file</text:span></text:span></text:p>
      <text:p text:style-name="P60"><text:span text:style-name="Source_20_Text"><text:span text:style-name="T119">$ </text:span></text:span><text:span text:style-name="T120">ls -a | wc -l</text:span></text:p>
      <text:p text:style-name="P61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0"/>
      <text:p text:style-name="P40"/>
      <text:p text:style-name="P40"/>
      <text:p text:style-name="P62"><text:s/></text:p>
      <text:p text:style-name="P62"><text:line-break/><text:line-break/></text:p>
      <text:p text:style-name="P62"/>
      <text:p text:style-name="P62"/>
      <text:p text:style-name="P62"/>
      <text:p text:style-name="P62">___________________________________________________________________________________________<text:span text:style-name="T20">__________________</text:span></text:p>
      <text:p text:style-name="P63"><text:span text:style-name="T4">Situation</text:span><text:tab/> <text:s text:c="39"/><text:tab/><text:tab/><text:tab/><text:tab/> <text:s/><text:span text:style-name="T4"><text:s/>Correct approach</text:span></text:p>
      <text:p text:style-name="P63">You KNOW column position<text:tab/> <text:s text:c="27"/><text:tab/><text:tab/><text:tab/> <text:s text:c="7"/>$1, $2, $3</text:p>
      <text:p text:style-name="P63">Column position UNKNOWN<text:tab/> <text:s text:c="31"/><text:tab/> <text:s text:c="6"/>/pattern/</text:p>
      <text:p text:style-name="P63">Long Row + Unknow<text:span text:style-name="T121">n</text:span> Column/Row + Wanted nth Word <text:s text:c="9"/><text:span text:style-name="T4">$</text:span> <text:span text:style-name="T122">awk '</text:span></text:p>
      <text:p text:style-name="P64"><text:s text:c="60"/><text:tab/><text:tab/><text:tab/><text:tab/><text:tab/><text:tab/>{</text:p>
      <text:p text:style-name="P63"><text:s text:c="60"/><text:tab/><text:tab/><text:tab/><text:tab/><text:tab/><text:span text:style-name="T122">for (i=1; i&lt;=NF; i++)</text:span></text:p>
      <text:p text:style-name="P64"><text:s text:c="64"/><text:tab/><text:tab/><text:tab/><text:tab/><text:tab/><text:tab/>if ($i == 32)</text:p>
      <text:p text:style-name="P64"><text:s text:c="68"/><text:tab/><text:tab/><text:tab/><text:tab/><text:tab/><text:tab/>print "Found =", $i, "Row =", NR, "Column=", i, "Next value =", $(i+1)</text:p>
      <text:p text:style-name="P64"><text:s text:c="60"/><text:tab/><text:tab/><text:tab/><text:tab/><text:tab/><text:tab/>}' data.txt</text:p>
      <text:p text:style-name="P62"/>
      <text:p text:style-name="P63">$1 <text:s text:c="2"/>$2 <text:s text:c="2"/>$3 <text:s text:c="2"/>$4 <text:s text:c="2"/>(not <text:span text:style-name="T121">relative</text:span> fixed and absolute)</text:p>
      <text:p text:style-name="P63">11 <text:s text:c="2"/>12 <text:s text:c="2"/>13 <text:s text:c="2"/>14</text:p>
      <text:p text:style-name="P63">21 <text:s text:c="2"/>22 <text:s text:c="2"/>23 <text:s text:c="2"/>24</text:p>
      <text:p text:style-name="P63">31 <text:s text:c="2"/>32 <text:s text:c="2"/>33 <text:s text:c="2"/>34</text:p>
      <text:p text:style-name="P62"/>
      <text:p text:style-name="P63">$0 <text:tab/>→ entire line</text:p>
      <text:p text:style-name="P63">$1 <text:tab/>→ first column</text:p>
      <text:p text:style-name="P63">$4 <text:tab/>→ fourth column</text:p>
      <text:p text:style-name="P63">NR <text:tab/>→ row number/line number</text:p>
      <text:p text:style-name="P63">NF <text:tab/>→ number of columns in that row</text:p>
      <text:p text:style-name="P62"/>
      <text:p text:style-name="P65"><text:span text:style-name="Source_20_Text"><text:span text:style-name="T123">$</text:span></text:span> <text:span text:style-name="T47">awk '/21/ {print $0}' data.txt<text:tab/><text:tab/><text:tab/><text:tab/><text:tab/><text:tab/><text:tab/><text:tab/><text:tab/></text:span><text:span text:style-name="T124"># If it match to 21 then print entire Row</text:span></text:p>
      <text:p text:style-name="P66"/>
      <text:p text:style-name="P62"><text:span text:style-name="Source_20_Text"><text:span text:style-name="T123">$</text:span></text:span> <text:span text:style-name="T47">awk '{print $1}' data.txt</text:span></text:p>
      <text:p text:style-name="P63">11</text:p>
      <text:p text:style-name="P63">21</text:p>
      <text:p text:style-name="P63">31</text:p>
      <text:p text:style-name="P62"/>
      <text:p text:style-name="P62"><text:span text:style-name="Source_20_Text"><text:span text:style-name="T123">$</text:span></text:span> <text:span text:style-name="T47">awk '{print $2}' data.txt</text:span></text:p>
      <text:p text:style-name="P63">12</text:p>
      <text:p text:style-name="P63">22</text:p>
      <text:p text:style-name="P63">32</text:p>
      <text:p text:style-name="P67"/>
      <text:p text:style-name="P65"><text:span text:style-name="Source_20_Text"><text:span text:style-name="T123">$</text:span></text:span> <text:span text:style-name="T47">awk '$2=="32" {print $3}' data.txt <text:s text:c="2"/><text:tab/><text:tab/><text:tab/><text:tab/><text:tab/><text:tab/></text:span><text:span text:style-name="T124"># In Column </text:span><text:span text:style-name="T125">2</text:span><text:span text:style-name="T124"> if it match to </text:span><text:span text:style-name="T125">32</text:span><text:span text:style-name="T124"> then print </text:span><text:span text:style-name="T125">Column 3 wrt Row</text:span></text:p>
      <text:p text:style-name="P63">33</text:p>
      <text:p text:style-name="P65"><text:span text:style-name="Source_20_Text"><text:span text:style-name="T123">$</text:span></text:span> <text:span text:style-name="T47">awk '$2=="32" {print $0}' data.txt <text:s text:c="2"/><text:tab/><text:tab/><text:tab/><text:tab/><text:tab/><text:tab/></text:span><text:span text:style-name="T124"># In Column </text:span><text:span text:style-name="T125">2</text:span><text:span text:style-name="T124"> if it match to </text:span><text:span text:style-name="T125">32</text:span><text:span text:style-name="T124"> then print entire Row</text:span></text:p>
      <text:p text:style-name="P63">31 32 33 34</text:p>
      <text:p text:style-name="P62"/>
      <text:p text:style-name="P62"><text:span text:style-name="Source_20_Text"><text:span text:style-name="T123">$</text:span></text:span> <text:span text:style-name="T47">awk '/32/ {print $0}' data.txt</text:span></text:p>
      <text:p text:style-name="P63">31 32 33 34</text:p>
      <text:p text:style-name="P62"/>
      <text:p text:style-name="P62"><text:span text:style-name="Source_20_Text"><text:span text:style-name="T123">$</text:span></text:span> <text:span text:style-name="T47">awk '</text:span></text:p>
      <text:p text:style-name="P68">{</text:p>
      <text:p text:style-name="P68"><text:s text:c="2"/>for (i=1; i&lt;=NF; i++)</text:p>
      <text:p text:style-name="P68"><text:s text:c="4"/>if ($i == 32)</text:p>
      <text:p text:style-name="P68"><text:s text:c="8"/>print "Found =", $i, "Row =", NR, "Column=", i, "Next value =", $(i+1)</text:p>
      <text:p text:style-name="P68">}' dat<text:span text:style-name="T121">­</text:span>a.txt</text:p>
      <text:p text:style-name="P68"/>
      <text:p text:style-name="P68"><text:span text:style-name="T126">////////////////////////////////////////////////Things </text:span><text:span text:style-name="Source_20_Text"><text:span text:style-name="T126">awk</text:span></text:span><text:span text:style-name="T126"> can do that </text:span><text:span text:style-name="Source_20_Text"><text:span text:style-name="T126">grep</text:span></text:span><text:span text:style-name="T126"> CANNOT</text:span></text:p>
      <text:p text:style-name="P68"/>
      <text:p text:style-name="P63"><text:span text:style-name="T127">1. </text:span>Apply conditions</text:p>
      <text:p text:style-name="P69"><text:span text:style-name="Source_20_Text"><text:span text:style-name="T123">$</text:span></text:span><text:span text:style-name="T128"> </text:span>awk '$3 &gt; 100 {print $1, $3}' data.txt</text:p>
      <text:p text:style-name="P63"><text:tab/>❌ grep cannot compare numbers</text:p>
      <text:p text:style-name="P68"/>
      <text:p text:style-name="P63"><text:span text:style-name="T127">2</text:span>. Calculations</text:p>
      <text:p text:style-name="P69"><text:span text:style-name="Source_20_Text"><text:span text:style-name="T123">$</text:span></text:span><text:span text:style-name="T128"> </text:span>awk '{sum += $3} END {print sum}' data.txt</text:p>
      <text:p text:style-name="P63"><text:tab/>❌ grep cannot do math</text:p>
      <text:p text:style-name="P63"/>
      <text:h text:style-name="P70" text:outline-level="3"><text:span text:style-name="T127">3. </text:span>Work with columns</text:h>
      <text:p text:style-name="P71"><text:span text:style-name="Source_20_Text"><text:span text:style-name="T127">$ </text:span></text:span><text:span text:style-name="Source_20_Text"><text:span text:style-name="T27">awk '/millionth/ {print $2, $5}' data.txt</text:span></text:span></text:p>
      <text:p text:style-name="P72">❌ grep cannot extract columns</text:p>
      <text:p text:style-name="P63"/>
      <text:p text:style-name="P68"/>
      <text:p text:style-name="P62">___________________________________________________________________________________________<text:span text:style-name="T20">__________________</text:span></text:p>
      <text:p text:style-name="P73">xxd -r data.txt &gt; data <text:s text:c="5"/># create data file contains the binary file</text:p>
      <text:p text:style-name="P73">vs</text:p>
      <text:p text:style-name="P73">xxd -r data.txt data <text:s text:c="7"/># data file is not created + just printing on screen</text:p>
      <text:p text:style-name="P62">___________________________________________________________________________________________<text:span text:style-name="T20">__________________</text:span></text:p>
      <text:p text:style-name="P74">find <text:s/><text:span text:style-name="T129">→ </text:span><text:span text:style-name="T130">is used to search files and directories, not content inside a file</text:span></text:p>
      <text:p text:style-name="P75"><text:span text:style-name="T108"><text:s/>vs</text:span> </text:p>
      <text:p text:style-name="P74">grep <text:s/><text:span text:style-name="T129">→ </text:span><text:span text:style-name="T129">is used to search lines that contain a pattern</text:span></text:p>
      <text:p text:style-name="P75"><text:span text:style-name="T108"><text:s/>vs</text:span> </text:p>
      <text:p text:style-name="P74">awk <text:s/><text:span text:style-name="T129">→ </text:span><text:span text:style-name="T129">is used to work with columns and structured text</text:span></text:p>
      <text:p text:style-name="P76"><text:s/>vs</text:p>
      <text:p text:style-name="P77"><text:span text:style-name="T13">sed <text:s/></text:span><text:span text:style-name="T131">→ </text:span><text:span text:style-name="Source_20_Text"><text:span text:style-name="T53">is u</text:span></text:span><text:span text:style-name="Strong_20_Emphasis"><text:span text:style-name="T131">sed for </text:span></text:span><text:span text:style-name="Strong_20_Emphasis"><text:span text:style-name="T132">l</text:span></text:span><text:span text:style-name="Strong_20_Emphasis"><text:span text:style-name="T131">ine-based editing / printing</text:span></text:span></text:p>
      <text:p text:style-name="P78"/>
      <text:p text:style-name="P78"/>
      <text:p text:style-name="P78"/>
      <text:p text:style-name="P79">___________________________________________________________________________________________<text:span text:style-name="T20">__________________</text:span><text:span text:style-name="T133"/></text:p>
      <text:p text:style-name="P78"><text:span text:style-name="T134">$ </text:span><text:span text:style-name="T135">sed -n '1,10p' data.txt</text:span><text:span text:style-name="T136"> <text:s/></text:span><text:span text:style-name="T137"># first 10 lines </text:span></text:p>
      <text:p text:style-name="P80"><text:span text:style-name="T134">$ </text:span><text:span text:style-name="T47">sed -n '830p' data.txt</text:span><text:span text:style-name="T16"> <text:s/></text:span><text:span text:style-name="T15"># -n = line numbe</text:span><text:span text:style-name="T138">r</text:span></text:p>
      <text:p text:style-name="P81"/>
      <text:p text:style-name="P81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79">___________________________________________________________________________________________<text:span text:style-name="T20">__________________</text:span><text:span text:style-name="T133"/></text:p>
      <text:p text:style-name="P78">wc -l data.txt</text:p>
      <text:p text:style-name="P79">___________________________________________________________________________________________<text:span text:style-name="T20">__________________</text:span><text:span text:style-name="T133"/></text:p>
      <text:p text:style-name="P82">tldr sort</text:p>
      <text:p text:style-name="P82">tldr uniq</text:p>
      <text:p text:style-name="P83">example of -nr <text:s text:c="2"/><text:span text:style-name="T139">and <text:s/>sort data.txt </text:span></text:p>
      <text:p text:style-name="P84">+ adjuscent</text:p>
      <text:p text:style-name="P85">can we use uniq directly without sort</text:p>
      <text:p text:style-name="P86"><text:span text:style-name="T139">sort data.txt </text:span></text:p>
      <text:p text:style-name="P78">$ <text:s text:c="2"/>sort data.txt | uniq --unique <text:s text:c="42"/><text:tab/><text:tab/># Display only unique lines</text:p>
      <text:p text:style-name="P78">$ <text:s text:c="2"/>sort data.txt | uniq --count <text:s text:c="42"/><text:tab/><text:tab/><text:tab/># Count occurrences of each line</text:p>
      <text:p text:style-name="P78">$ <text:s text:c="2"/>sort data.txt | uniq --count | sort --numeric-sort --reverse <text:s text:c="11"/># Lines with highest count come first</text:p>
      <text:p text:style-name="P78">$ <text:s text:c="2"/>sort data.txt | uniq --count | sort --numeric-sort <text:s text:c="21"/><text:tab/># Lines with Lowest count come first</text:p>
      <text:p text:style-name="P78"/>
      <text:p text:style-name="P78"><text:tab/><text:tab/><text:tab/>or </text:p>
      <text:p text:style-name="P78"/>
      <text:p text:style-name="P78">$ <text:s text:c="2"/>sort data.txt | uniq -u</text:p>
      <text:p text:style-name="P78">$ <text:s text:c="2"/>sort data.txt | uniq -c </text:p>
      <text:p text:style-name="P78">$ <text:s text:c="2"/>sort data.txt | uniq -c | sort -n</text:p>
      <text:p text:style-name="P78">$ <text:s text:c="2"/>sort data.txt | uniq -c | sort -nr</text:p>
      <text:p text:style-name="P78"/>
      <text:p text:style-name="P78"/>
      <text:p text:style-name="P78">-u <text:s text:c="2"/>--unique</text:p>
      <text:p text:style-name="P78">-c <text:s text:c="2"/>--count</text:p>
      <text:p text:style-name="P79">___________________________________________________________________________________________<text:span text:style-name="T20">__________________</text:span><text:span text:style-name="T133"/></text:p>
      <text:p text:style-name="P87">chmod 600 sshkey.private</text:p>
      <text:p text:style-name="P78"/>
      <text:p text:style-name="P78">Filetype <text:s text:c="4"/>Owner <text:s text:c="5"/>permissions <text:s text:c="2"/>Group permissions <text:s text:c="2"/>Others permissions</text:p>
      <text:p text:style-name="P78"/>
      <text:p text:style-name="P78">[0] <text:s text:c="8"/>[1-3] <text:s text:c="10"/>[4-6] <text:s text:c="10"/>[7-9]</text:p>
      <text:p text:style-name="P78"><text:s/>- <text:s text:c="10"/>rw- <text:s text:c="13"/>r-- <text:s text:c="11"/>---</text:p>
      <text:p text:style-name="P78"/>
      <text:p text:style-name="P78"/>
      <text:p text:style-name="P78">Bit-level meaning of r, w, x</text:p>
      <text:p text:style-name="P78">Each permission is 1 bit:</text:p>
      <text:p text:style-name="P78"/>
      <text:p text:style-name="P78">Permission<text:tab/>Bit value</text:p>
      <text:p text:style-name="P78">r (read)<text:tab/>4 → 100</text:p>
      <text:p text:style-name="P78">w (write)<text:tab/>2 → 010</text:p>
      <text:p text:style-name="P78">x (execute)<text:tab/>1 → 001</text:p>
      <text:p text:style-name="P78">- (none)<text:tab/>0 → 000</text:p>
      <text:p text:style-name="P78"/>
      <text:p text:style-name="P78"/>
      <text:p text:style-name="P78">Bit breakdown of -rw-r-----</text:p>
      <text:p text:style-name="P78">Owner: rw-</text:p>
      <text:p text:style-name="P78">r w -</text:p>
      <text:p text:style-name="P78">1 1 0 <text:s/>→ 110₂ → 6₈</text:p>
      <text:p text:style-name="P78"/>
      <text:p text:style-name="P78">Group: r--</text:p>
      <text:p text:style-name="P78">r - -</text:p>
      <text:p text:style-name="P78">1 0 0 <text:s/>→ 100₂ → 4₈</text:p>
      <text:p text:style-name="P78"/>
      <text:p text:style-name="P78">Others: ---</text:p>
      <text:p text:style-name="P78">- - -</text:p>
      <text:p text:style-name="P78">0 0 0 <text:s/>→ 000₂ → 0₈</text:p>
      <text:p text:style-name="P78"/>
      <text:p text:style-name="P78">✅ Numeric form</text:p>
      <text:p text:style-name="P78">-rw-r----- <text:s/>→ <text:s/>640</text:p>
      <text:p text:style-name="P78"/>
      <text:p text:style-name="P78"/>
      <text:p text:style-name="P78">case : 600</text:p>
      <text:p text:style-name="P78"/>
      <text:p text:style-name="P78">600</text:p>
      <text:p text:style-name="P78">│││</text:p>
      <text:p text:style-name="P78">││└─ Others</text:p>
      <text:p text:style-name="P78">│└── Group</text:p>
      <text:p text:style-name="P78">└─── Owner</text:p>
      <text:p text:style-name="P78">| Digit | Binary | Permissions |</text:p>
      <text:p text:style-name="P78">| ----- | ------ | ----------- |</text:p>
      <text:p text:style-name="P78">| 6 <text:s text:c="4"/>| `110` <text:s/>| `rw-` <text:s text:c="6"/>|</text:p>
      <text:p text:style-name="P78">| 0 <text:s text:c="4"/>| `000` <text:s/>| `---` <text:s text:c="6"/>|</text:p>
      <text:p text:style-name="P78">| 0 <text:s text:c="4"/>| `000` <text:s/>| `---` <text:s text:c="6"/>|</text:p>
      <text:p text:style-name="P78"/>
      <text:p text:style-name="P78">chmod<text:tab/>Symbolic<text:tab/> <text:s text:c="3"/>Meaning</text:p>
      <text:p text:style-name="P78">600<text:tab/> <text:s text:c="3"/>-rw-------<text:tab/> <text:s text:c="3"/>Owner read/write only</text:p>
      <text:p text:style-name="P78">400<text:tab/> <text:s text:c="3"/>-r--------<text:tab/> <text:s text:c="3"/>Owner read only</text:p>
      <text:p text:style-name="P78">700 <text:s text:c="4"/>-rwx------ <text:s text:c="5"/>Owner full access</text:p>
      <text:p text:style-name="P78"/>
      <text:p text:style-name="P78"/>
      <text:p text:style-name="P78"/>
      <text:p text:style-name="P78"/>
      <text:p text:style-name="P79">___________________________________________________________________________________________<text:span text:style-name="T20">__________________</text:span></text:p>
      <text:p text:style-name="P78">$ tr 'A-Za-z' 'N-ZA-Mn-za-m' &lt; data.txt</text:p>
      <text:p text:style-name="P78"/>
      <text:p text:style-name="P78"><text:s text:c="4"/>A-Z <text:s text:c="12"/>a-z</text:p>
      <text:p text:style-name="P78"><text:s text:c="4"/>↓ <text:s text:c="14"/>↓ </text:p>
      <text:p text:style-name="P78"><text:s text:c="4"/>N-Z A-M <text:s text:c="6"/>n-z a-m</text:p>
      <text:p text:style-name="P78"/>
      <text:p text:style-name="P78"/>
      <text:p text:style-name="P78">tr = translate characters</text:p>
      <text:p text:style-name="P78"/>
      <text:p text:style-name="P78">a b c d e f g h i j k l m n o p q r s t u v w x y z</text:p>
      <text:p text:style-name="P78">↓ ↓ ↓ ↓ ↓ ↓ ↓ ↓ ↓ ↓ ↓ ↓ ↓ ↓ ↓ ↓ ↓ ↓ ↓ ↓ ↓ ↓ ↓ ↓ ↓ ↓</text:p>
      <text:p text:style-name="P78">n o p q r s t u v w x y z a b c d e f g h i j k l m</text:p>
      <text:p text:style-name="P79">___________________________________________________________________________________________<text:span text:style-name="T20">__________________</text:span><text:span text:style-name="T133"/></text:p>
      <text:p text:style-name="P78"/>
      <text:p text:style-name="P79">___________________________________________________________________________________________<text:span text:style-name="T20">__________________</text:span><text:span text:style-name="T133"/></text:p>
      <text:p text:style-name="P78"/>
      <text:p text:style-name="P79">___________________________________________________________________________________________<text:span text:style-name="T20">__________________</text:span></text:p>
      <text:p text:style-name="P88">find &lt;start-path&gt; &lt;tests/filters&gt; &lt;actions&gt;</text:p>
      <text:p text:style-name="P88"/>
      <text:p text:style-name="P88"><text:span text:style-name="Source_20_Text"><text:span text:style-name="T140">$</text:span></text:span><text:span text:style-name="Source_20_Text"><text:span text:style-name="T141"> </text:span></text:span><text:span text:style-name="Source_20_Text"><text:span text:style-name="T47">find /</text:span></text:span><text:span text:style-name="Source_20_Text"><text:span text:style-name="T141">folder</text:span></text:span><text:span text:style-name="Source_20_Text"><text:span text:style-name="T47"> -maxdepth 1</text:span></text:span> <text:tab/><text:tab/><text:tab/><text:tab/><text:tab/><text:tab/><text:tab/><text:tab/><text:tab/><text:tab/><text:span text:style-name="T142">#</text:span><text:span text:style-name="T15"> look only in </text:span><text:span text:style-name="Source_20_Text"><text:span text:style-name="T15">/</text:span></text:span><text:span text:style-name="Source_20_Text"><text:span text:style-name="T142">folder</text:span></text:span><text:span text:style-name="T15">, not its subfolders</text:span></text:p>
      <text:p text:style-name="P88"/>
      <text:p text:style-name="P88"/>
      <text:p text:style-name="P88"/>
      <text:p text:style-name="P88"/>
      <text:p text:style-name="P89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40"/>
      <text:p text:style-name="P40"/>
      <text:p text:style-name="P40">___________________________________________________________________________________________<text:span text:style-name="T20">__________________</text:span></text:p>
      <text:p text:style-name="P40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0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0"/>
      <text:p text:style-name="P40">___________________________________________________________________________________________<text:span text:style-name="T20">__________________</text:span></text:p>
      <text:p text:style-name="P40"/>
      <text:p text:style-name="P91"><text:span text:style-name="T143">___________________________</text:span><text:span text:style-name="T144">____________________ </text:span><text:span text:style-name="T143">R</text:span><text:span text:style-name="T144">are</text:span><text:span text:style-name="T143">ly Used </text:span><text:span text:style-name="T144">___________</text:span><text:span text:style-name="T143">_______________________________________</text:span></text:p>
      <text:p text:style-name="P92"><text:span text:style-name="Source_20_Text"><text:span text:style-name="T145">$</text:span></text:span><text:span text:style-name="Source_20_Text"><text:span text:style-name="T146"> </text:span></text:span><text:span text:style-name="Source_20_Text"><text:span text:style-name="T147">nslookup google.com </text:span></text:span><text:span text:style-name="Source_20_Text"><text:span text:style-name="T148">                                               </text:span></text:span><text:span text:style-name="Source_20_Text"><text:span text:style-name="T149">          <text:s text:c="64"/> # Find the IP Address of a Website</text:span></text:span></text:p>
      <text:p text:style-name="P93"><text:span text:style-name="Source_20_Text"><text:span text:style-name="T114">$</text:span></text:span> <text:span text:style-name="T47">uptime</text:span><text:tab/><text:tab/><text:tab/><text:tab/><text:tab/><text:tab/><text:tab/><text:tab/><text:tab/><text:tab/><text:tab/><text:tab/><text:tab/> <text:s text:c="8"/><text:span text:style-name="T150"><text:s text:c="5"/># Tell how long the system has been running </text:span></text:p>
      <text:p text:style-name="P93"><text:span text:style-name="Source_20_Text"><text:span text:style-name="T114">$</text:span></text:span><text:span text:style-name="Source_20_Text"><text:span text:style-name="T11"> </text:span></text:span><text:span text:style-name="Source_20_Text"><text:span text:style-name="T19">whoami</text:span></text:span></text:p>
      <text:p text:style-name="P40">___________________________________________________________________________________________<text:span text:style-name="T20">__________________</text:span></text:p>
      <text:p text:style-name="P39"><text:span text:style-name="T68"/></text:p>
      <text:p text:style-name="P94"><text:span text:style-name="T37">$</text:span> <text:span text:style-name="T47">mkdir</text:span> <text:span text:style-name="T15">folder</text:span><text:span text:style-name="T151">_</text:span><text:span text:style-name="T15">name<text:tab/></text:span></text:p>
      <text:p text:style-name="P94">$ <text:span text:style-name="T47">mkdir</text:span> <text:span text:style-name="T15">path/to/</text:span><text:span text:style-name="T152">folder_name</text:span><text:span text:style-name="T15">{</text:span><text:span text:style-name="T152">1</text:span><text:span text:style-name="T15">..10}</text:span><text:tab/><text:tab/><text:tab/><text:tab/><text:tab/><text:tab/><text:tab/> <text:s text:c="5"/><text:span text:style-name="T153"><text:s/># </text:span><text:span text:style-name="T15">Create multiple </text:span><text:span text:style-name="T154">folder</text:span><text:span text:style-name="T15"> with an increasing number</text:span><text:span text:style-name="T152"> </text:span><text:span text:style-name="T15"><text:tab/></text:span></text:p>
      <text:p text:style-name="P95"><text:span text:style-name="T155">$</text:span> <text:span text:style-name="T47">touch path/to/file{1..10}</text:span><text:tab/><text:tab/><text:tab/><text:tab/><text:tab/><text:tab/><text:tab/><text:tab/><text:tab/><text:tab/><text:span text:style-name="T156"> # </text:span><text:span text:style-name="T157">Create multiple files with an increasing number</text:span><text:span text:style-name="T158"> </text:span></text:p>
      <text:p text:style-name="P96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97"><text:span text:style-name="T159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0"><text:s/># Display file/folder information </text:span></text:p>
      <text:p text:style-name="P98"><text:span text:style-name="T161">$</text:span> nautilus  <text:span text:style-name="T15">path/path/path</text:span></text:p>
      <text:p text:style-name="P99"><text:span text:style-name="T161">$</text:span> nautilus  <text:span text:style-name="T15">.</text:span></text:p>
      <text:p text:style-name="P98"><text:span text:style-name="T161">$</text:span> grep -r "<text:span text:style-name="T15">word_find</text:span>"  <text:span text:style-name="T15">folder/<text:tab/><text:tab/><text:tab/><text:tab/></text:span><text:span text:style-name="T162">*******************************</text:span></text:p>
      <text:p text:style-name="P100"><text:span text:style-name="T161">$</text:span> grep -r -<text:span text:style-name="T163">n</text:span> "<text:span text:style-name="T15">word_find</text:span>"  <text:span text:style-name="T15">folder/</text:span></text:p>
      <text:p text:style-name="P101"/>
      <text:p text:style-name="P102">-r<text:tab/>recursive</text:p>
      <text:p text:style-name="P102">-n<text:tab/>line number</text:p>
      <text:p text:style-name="P102">-H<text:tab/>show filename</text:p>
      <text:p text:style-name="P102">-h <text:s/>hide filename</text:p>
      <text:p text:style-name="P103"><text:span text:style-name="T61"/></text:p>
      <text:p text:style-name="P102"/>
      <text:p text:style-name="P104"><text:span text:style-name="T164">$</text:span><text:span text:style-name="T165"> </text:span><text:span text:style-name="T166">tldr command <text:s/># eg. tldr tldr or tldr man </text:span></text:p>
      <text:p text:style-name="P104"><text:span text:style-name="T161">$</text:span> man command</text:p>
      <text:p text:style-name="P104"><text:span text:style-name="T164">$</text:span><text:span text:style-name="T165"> </text:span><text:span text:style-name="T167">cat</text:span></text:p>
      <text:p text:style-name="P105"><text:span text:style-name="T161">$</text:span> <text:span text:style-name="T168">wget</text:span></text:p>
      <text:p text:style-name="P106">$<text:span text:style-name="T108"> </text:span><text:span text:style-name="T169">cp</text:span></text:p>
      <text:p text:style-name="P107"><text:span text:style-name="T159">$</text:span> <text:span text:style-name="T170">mv</text:span></text:p>
      <text:p text:style-name="P107"><text:span text:style-name="T164">$</text:span><text:span text:style-name="T165"> </text:span><text:span text:style-name="T171">find</text:span></text:p>
      <text:p text:style-name="P108"><text:span text:style-name="T172">$</text:span><text:span text:style-name="T173"> </text:span><text:span text:style-name="T174">chmod</text:span></text:p>
      <text:p text:style-name="P107"><text:span text:style-name="T164">$</text:span><text:span text:style-name="T165"> </text:span><text:span text:style-name="T175">nano</text:span></text:p>
      <text:p text:style-name="P109"><text:span text:style-name="T172">$</text:span><text:span text:style-name="T176"> </text:span><text:span text:style-name="T177">nautilus</text:span></text:p>
      <text:p text:style-name="P110"><text:span text:style-name="T164">$</text:span><text:span text:style-name="T165"> </text:span><text:span text:style-name="T175">n</text:span></text:p>
      <text:p text:style-name="P111"><text:span text:style-name="T178">$</text:span><text:span text:style-name="T11"> n</text:span></text:p>
      <text:p text:style-name="P110">$ mv 44.txt .44.txt</text:p>
      <text:p text:style-name="P110"/>
      <text:p text:style-name="P112"><text:span text:style-name="T179">CTR +H</text:span> <text:s text:c="4"/>MV 1.TXT <text:s text:c="3"/></text:p>
      <text:h text:style-name="P113" text:outline-level="1"><text:span text:style-name="Source_20_Text"><text:span text:style-name="T180">🧠 Why does </text:span></text:span><text:span text:style-name="Source_20_Text"><text:span text:style-name="T181">mv</text:span></text:span><text:span text:style-name="Source_20_Text"><text:span text:style-name="T180"> also rename?</text:span></text:span></text:h>
      <text:p text:style-name="P114">Because renaming is basically “moving” the file <text:span text:style-name="Strong_20_Emphasis">within the same directory but with a new name</text:span>.</text:p>
      <text:p text:style-name="P110"/>
      <text:p text:style-name="P110">ls -la | awk '{if(substr($9,1,1)==".") print}'</text:p>
      <text:p text:style-name="P110"/>
      <text:p text:style-name="P110"/>
      <text:p text:style-name="P110"/>
      <text:p text:style-name="P115"><text:span text:style-name="Source_20_Text"><text:span text:style-name="T180">apt vs apt-get</text:span></text:span></text:p>
      <text:p text:style-name="P115"><text:span text:style-name="Source_20_Text"><text:span text:style-name="T180"/></text:span></text:p>
      <text:p text:style-name="P115"><text:span text:style-name="Source_20_Text"><text:span text:style-name="T180"/></text:span></text:p>
      <text:p text:style-name="P115"><text:span text:style-name="Source_20_Text"><text:span text:style-name="T180"/></text:span></text:p>
      <text:p text:style-name="P115"><text:span text:style-name="Source_20_Text"><text:span text:style-name="T181">ifconfig</text:span></text:span><text:span text:style-name="Source_20_Text"><text:span text:style-name="T180"> is </text:span></text:span><text:span text:style-name="Source_20_Text"><text:span text:style-name="Strong_20_Emphasis"><text:span text:style-name="T180">deprecated</text:span></text:span></text:span><text:span text:style-name="Source_20_Text"><text:span text:style-name="T180"> on modern Linux.</text:span></text:span></text:p>
      <text:p text:style-name="P116">Ubuntu uses:</text:p>
      <text:p text:style-name="P117"><text:span text:style-name="Source_20_Text">$ ip a</text:span></text:p>
      <text:h text:style-name="P118" text:outline-level="1"><text:span text:style-name="Source_20_Text"><text:span text:style-name="T180"/></text:span></text:h>
      <text:p text:style-name="P115"><text:span text:style-name="Source_20_Text"><text:span text:style-name="T180"/></text:span></text:p>
      <text:p text:style-name="P115"><text:span text:style-name="Source_20_Text"><text:span text:style-name="T180"/></text:span></text:p>
      <text:p text:style-name="P115"><text:span text:style-name="Source_20_Text"><text:span text:style-name="T180"/></text:span></text:p>
      <text:p text:style-name="P119"><text:span text:style-name="Source_20_Text"><text:span text:style-name="T19">___________________________</text:span></text:span><text:span text:style-name="Source_20_Text"><text:span text:style-name="T182">_________________ </text:span></text:span><text:span text:style-name="Source_20_Text"><text:span text:style-name="T183">GK</text:span></text:span><text:span text:style-name="Source_20_Text"><text:span text:style-name="T182"> ___________</text:span></text:span><text:span text:style-name="Source_20_Text"><text:span text:style-name="T19">__________________________________</text:span></text:span></text:p>
      <text:h text:style-name="P120" text:outline-level="2"><text:span text:style-name="Strong_20_Emphasis">/usr/bin</text:span></text:h>
      <text:p text:style-name="P121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2"><text:span text:style-name="Source_20_Text"><text:span text:style-name="T100">/usr/bin/python3</text:span></text:span></text:p>
        </text:list-item>
        <text:list-item>
          <text:p text:style-name="P122"><text:span text:style-name="Source_20_Text"><text:span text:style-name="T100">/usr/bin/git</text:span></text:span></text:p>
        </text:list-item>
        <text:list-item>
          <text:p text:style-name="P122"><text:span text:style-name="Source_20_Text"><text:span text:style-name="T100">/usr/bin/node</text:span></text:span></text:p>
        </text:list-item>
      </text:list>
      <text:p text:style-name="P123"/>
      <text:h text:style-name="P124" text:outline-level="2"><text:span text:style-name="Strong_20_Emphasis"><text:span text:style-name="T184">/opt</text:span></text:span></text:h>
      <text:p text:style-name="P121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5"><text:span text:style-name="Source_20_Text"><text:span text:style-name="T100">/opt/android-studio/</text:span></text:span></text:p>
        </text:list-item>
        <text:list-item>
          <text:p text:style-name="P125"><text:span text:style-name="Source_20_Text"><text:span text:style-name="T100">/opt/vscode/</text:span></text:span></text:p>
        </text:list-item>
        <text:list-item>
          <text:p text:style-name="P125"><text:span text:style-name="Source_20_Text"><text:span text:style-name="T100">/opt/my-tools/</text:span></text:span></text:p>
          <text:p text:style-name="P125"><text:span text:style-name="Source_20_Text"><text:span text:style-name="T15"/></text:span></text:p>
        </text:list-item>
      </text:list>
      <text:h text:style-name="P124" text:outline-level="2"><text:span text:style-name="Strong_20_Emphasis"><text:span text:style-name="T184">/usr/lib</text:span></text:span></text:h>
      <text:p text:style-name="P121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6"><text:span text:style-name="Source_20_Text"><text:span text:style-name="T100">/usr/lib/python3.10/</text:span></text:span></text:p>
        </text:list-item>
        <text:list-item>
          <text:p text:style-name="P126"><text:span text:style-name="Source_20_Text"><text:span text:style-name="T100">/usr/lib/jvm/</text:span></text:span><text:span text:style-name="T100"> (Java)</text:span></text:p>
        </text:list-item>
        <text:list-item>
          <text:p text:style-name="P127"><text:span text:style-name="Source_20_Text"><text:span text:style-name="T100">/usr/lib/docker/</text:span></text:span></text:p>
        </text:list-item>
      </text:list>
      <text:p text:style-name="P128"/>
      <text:p text:style-name="P128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28"/>
      <text:p text:style-name="P129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0"><text:span text:style-name="T185">___________________________</text:span><text:span text:style-name="T186">_________________ Development Purpose ___________</text:span><text:span text:style-name="T185">__________________________________</text:span></text:p>
      <text:p text:style-name="P131"><text:span text:style-name="T51">$</text:span><text:span text:style-name="T25"> </text:span><text:span text:style-name="T187">nvm ls</text:span><text:span text:style-name="T188">   </text:span><text:span text:style-name="T25">          </text:span></text:p>
      <text:p text:style-name="P130"><text:span text:style-name="T53">$ </text:span><text:span text:style-name="T189">nvm use 20.17.0 <text:s text:c="17"/></text:span><text:span text:style-name="T190">#</text:span><text:span text:style-name="T191"> </text:span><text:span text:style-name="T190">Find out which versions of Node.js you may have installed and which one of those you're currently using</text:span></text:p>
      <text:p text:style-name="P132"><text:span text:style-name="T52">$</text:span><text:span text:style-name="T192"> </text:span><text:span text:style-name="T193">npm install –legacy-peer-deps</text:span></text:p>
      <text:p text:style-name="P133">_________________________<text:span text:style-name="T194">_________________________</text:span> <text:span text:style-name="T194">Swap <text:s/>_____________________</text:span>________________________________</text:p>
      <text:p text:style-name="P109"><text:span text:style-name="T195">$ </text:span><text:span text:style-name="T189">sudo swapoff -a</text:span><text:span text:style-name="T195"> </text:span><text:span text:style-name="T196">                                                                                           <text:tab/><text:tab/><text:tab/><text:tab/><text:tab/><text:tab/><text:tab/> <text:s text:c="6"/></text:span><text:span text:style-name="T197"># swap memory off</text:span></text:p>
      <text:p text:style-name="P134">_______________________________<text:span text:style-name="T198">______</text:span> 🔑 Unlocking Your WD Passport Drive <text:s/>_________________________________<text:span text:style-name="T20">____</text:span></text:p>
      <text:p text:style-name="P135"><text:span text:style-name="T199">$</text:span><text:span text:style-name="T200"> </text:span>sudo apt update <text:s/><text:tab/><text:tab/><text:tab/></text:p>
      <text:p text:style-name="P135"><text:span text:style-name="T199">$</text:span><text:span text:style-name="T201"> </text:span>sudo apt install -y python3-pip git</text:p>
      <text:p text:style-name="P135"><text:span text:style-name="T199">$</text:span><text:span text:style-name="T201"> </text:span>sudo pip3 install pyudev git+https://github.com/crypto-universe/py_sg –break-system-packages</text:p>
      <text:p text:style-name="P136"><text:span text:style-name="T51">$</text:span><text:span text:style-name="T202"> </text:span><text:span text:style-name="T203">lsblk</text:span> <text:s text:c="2"/><text:tab/><text:tab/><text:tab/><text:tab/><text:tab/><text:tab/><text:tab/><text:tab/><text:tab/><text:tab/><text:tab/> <text:s text:c="11"/><text:span text:style-name="T51"># </text:span>List connected drives to find your device (e.g., /dev/sdx </text:p>
      <text:p text:style-name="P136"><text:span text:style-name="T51">$</text:span><text:span text:style-name="T202"> </text:span><text:span text:style-name="T203">cd /tmp</text:span><text:tab/><text:tab/><text:tab/><text:tab/><text:tab/><text:tab/><text:tab/><text:tab/><text:tab/><text:tab/><text:tab/><text:tab/> <text:s text:c="5"/><text:span text:style-name="T51"># </text:span>Go to temporary folder <text:s/>→ <text:span text:style-name="T200">will vanish when rebooted</text:span></text:p>
      <text:h text:style-name="P137" text:outline-level="3"><text:span text:style-name="Strong_20_Emphasis">/tmp (Temporary Directory)</text:span></text:h>
      <text:list text:style-name="L5">
        <text:list-item>
          <text:p text:style-name="P138">Stores <text:span text:style-name="Strong_20_Emphasis">temporary files</text:span>.</text:p>
        </text:list-item>
        <text:list-item>
          <text:p text:style-name="P138">Files are <text:span text:style-name="Strong_20_Emphasis">automatically deleted</text:span> (on reboot or after some time).</text:p>
        </text:list-item>
        <text:list-item>
          <text:p text:style-name="P138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38"><text:span text:style-name="Strong_20_Emphasis">tmp/</text:span> (without leading slash) = a <text:span text:style-name="Emphasis">tmp folder in the current directory</text:span>.</text:p>
        </text:list-item>
      </text:list>
      <text:p text:style-name="P136"><text:span text:style-name="T51">$</text:span><text:span text:style-name="T202"> </text:span><text:span text:style-name="T203">wget https://raw.githubusercontent.com/0-duke/wdpassport-utils/master/wdpassport-utils.py -O wdpassport-utils.py</text:span><text:span text:style-name="T204"> <text:tab/></text:span><text:tab/><text:tab/><text:tab/><text:tab/><text:tab/><text:tab/><text:tab/><text:tab/><text:tab/><text:tab/><text:tab/><text:tab/><text:tab/><text:tab/><text:tab/><text:tab/> <text:s text:c="24"/><text:span text:style-name="T51"># </text:span>📥 Download WD Passport unlock script</text:p>
      <text:p text:style-name="P136"><text:span text:style-name="T51">$</text:span><text:span text:style-name="T202"> </text:span><text:span text:style-name="T203">chmod +x wdpassport-utils.py</text:span><text:tab/><text:tab/><text:tab/><text:tab/><text:tab/><text:tab/><text:tab/><text:tab/><text:tab/><text:tab/><text:tab/><text:tab/> <text:s text:c="7"/><text:tab/> <text:s text:c="6"/><text:span text:style-name="T51"># </text:span>Make script executable</text:p>
      <text:p text:style-name="P139"><text:span text:style-name="T205">$</text:span><text:span text:style-name="T206"> </text:span><text:span text:style-name="T207">sudo python3 /tmp/wdpassport-utils.py -u -d /dev/</text:span><text:span text:style-name="T208">sdx*</text:span><text:span text:style-name="T209"><text:tab/> <text:s text:c="11"/></text:span><text:span text:style-name="T205">#</text:span><text:span text:style-name="T15">🔓</text:span><text:span text:style-name="T209">Unlock your WD Passport drive (replace sdx* with actual device </text:span></text:p>
      <text:h text:style-name="P140" text:outline-level="2">Flags Used</text:h>
      <text:list text:style-name="L6">
        <text:list-item>
          <text:p text:style-name="P141"><text:span text:style-name="Strong_20_Emphasis"><text:span text:style-name="Source_20_Text">-u</text:span></text:span> <text:s text:c="25"/>→ Unlock the drive 🔓</text:p>
        </text:list-item>
        <text:list-item>
          <text:p text:style-name="P141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2"><text:span text:style-name="T210">+x</text:span><text:span text:style-name="T211"> <text:s text:c="25"/>→ </text:span><text:span text:style-name="T212">add execute permission ⚙️</text:span></text:p>
        </text:list-item>
      </text:list>
      <text:p text:style-name="P143"/>
      <text:p text:style-name="P144"><text:span text:style-name="T213">lsblk </text:span><text:span text:style-name="T214">&amp;&amp; </text:span><text:span text:style-name="T213">cd /tmp <text:s/></text:span><text:span text:style-name="T214">&amp;&amp; </text:span><text:span text:style-name="T213">wget https://raw.githubusercontent.com/0-duke/wdpassport-utils/master/wdpassport-utils.py -O wdpassport-utils.py </text:span><text:span text:style-name="T214">&amp;&amp; <text:s/></text:span><text:span text:style-name="T213">chmod +x wdpassport-utils.py </text:span><text:span text:style-name="T214">&amp;&amp; </text:span><text:span text:style-name="T213">sudo python3 /tmp/wdpassport-utils.py -u -d /dev/</text:span><text:span text:style-name="T130">sd</text:span><text:span text:style-name="T215">c <text:s/></text:span></text:p>
      <text:p text:style-name="P145"/>
      <text:p text:style-name="P145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5"/>
      <text:p text:style-name="P145"/>
      <text:p text:style-name="P145"/>
      <text:p text:style-name="P145"/>
      <text:p text:style-name="P145"/>
      <text:h text:style-name="P146" text:outline-level="3">Manual mounting via terminal</text:h>
      <text:p text:style-name="P147"><text:span text:style-name="Strong_20_Emphasis">Use </text:span><text:span text:style-name="Strong_20_Emphasis"><text:span text:style-name="Source_20_Text">/mnt</text:span></text:span> – standard place for temporary mounts.</text:p>
      <text:p text:style-name="P147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48"><text:span text:style-name="Strong_20_Emphasis">Use your home folder</text:span> – safer, persistent, no root needed:</text:p>
        </text:list-item>
      </text:list>
      <text:p text:style-name="P149"><text:span text:style-name="Source_20_Text">mkdir -p ~/WDPassport</text:span></text:p>
      <text:p text:style-name="P150"><text:span text:style-name="Source_20_Text">sudo mount -t ntfs-3g /dev/sdc1 ~/WDPassport</text:span></text:p>
      <text:p text:style-name="P150"><text:span text:style-name="Source_20_Text">cd ~/WDPassport</text:span></text:p>
      <text:p text:style-name="P151"><text:span text:style-name="Source_20_Text">ls</text:span></text:p>
      <text:list text:style-name="L8">
        <text:list-item>
          <text:p text:style-name="P152">You <text:span text:style-name="Strong_20_Emphasis">specifically tell Linux</text:span>:</text:p>
          <text:list>
            <text:list-item>
              <text:p text:style-name="P152">Mount device <text:span text:style-name="Source_20_Text">/dev/sdc1</text:span></text:p>
            </text:list-item>
            <text:list-item>
              <text:p text:style-name="P152">Use filesystem type <text:span text:style-name="Source_20_Text">ntfs-3g</text:span></text:p>
            </text:list-item>
            <text:list-item>
              <text:p text:style-name="P152">Mount at a directory you created (<text:span text:style-name="Source_20_Text">~/WDPassport</text:span>)</text:p>
            </text:list-item>
          </text:list>
        </text:list-item>
        <text:list-item>
          <text:p text:style-name="P152"><text:span text:style-name="Source_20_Text">ntfs-3g</text:span> handles NTFS properly and ignores automount defaults that sometimes fail.</text:p>
        </text:list-item>
      </text:list>
      <text:p text:style-name="P145"/>
      <text:p text:style-name="P153">lsblk &amp;&amp; \</text:p>
      <text:p text:style-name="P153">cd /tmp &amp;&amp; \</text:p>
      <text:p text:style-name="P153">wget -q https://raw.githubusercontent.com/0-duke/wdpassport-utils/master/wdpassport-utils.py -O wdpassport-utils.py &amp;&amp; \</text:p>
      <text:p text:style-name="P153">chmod +x wdpassport-utils.py &amp;&amp; \</text:p>
      <text:p text:style-name="P153">sudo python3 /tmp/wdpassport-utils.py -u -d /dev/<text:span text:style-name="T128">sd</text:span><text:span text:style-name="T216">c</text:span> &amp;&amp; \</text:p>
      <text:p text:style-name="P153">mkdir -p ~/WDPassport &amp;&amp; \</text:p>
      <text:p text:style-name="P153">sudo mount -t ntfs-3g /dev/<text:span text:style-name="T128">sd</text:span><text:span text:style-name="T216">c</text:span><text:span text:style-name="T128">1</text:span> ~/WDPassport &amp;&amp; \</text:p>
      <text:p text:style-name="P153">cd ~/WDPassport &amp;&amp; ls</text:p>
      <text:p text:style-name="P145"/>
      <text:p text:style-name="P145"/>
      <text:p text:style-name="P145">_______________________________<text:span text:style-name="T198">_____</text:span>___<text:span text:style-name="T198">_____</text:span> Fan Mode Commands <text:s/>_________________________________<text:span text:style-name="T20">___________</text:span></text:p>
      <text:p text:style-name="P145"/>
      <text:p text:style-name="P154">0 -&gt; Super Silent Mode 🔇</text:p>
      <text:p text:style-name="P154">1 -&gt; Standard Mode ⚙️</text:p>
      <text:p text:style-name="P154">2 -&gt; Dust Cleaning 🧹</text:p>
      <text:p text:style-name="P154">4 -&gt; Efficient Thermal Dissipation Mode 🌡️</text:p>
      <text:p text:style-name="P155"/>
      <text:p text:style-name="P156"><text:span text:style-name="T217">$</text:span><text:span text:style-name="T198"> </text:span>echo 0 | sudo tee /sys/bus/platform/drivers/ideapad_acpi/VPC2004:00/fan_mode</text:p>
      <text:p text:style-name="P157"><text:span text:style-name="T217">$</text:span><text:span text:style-name="T198"> </text:span>echo <text:span text:style-name="T198">1</text:span> | sudo tee /sys/bus/platform/drivers/ideapad_acpi/VPC2004:00/fan_mode</text:p>
      <text:p text:style-name="P157"><text:span text:style-name="T217">$</text:span><text:span text:style-name="T198"> </text:span>echo <text:span text:style-name="T198">2</text:span> | sudo tee /sys/bus/platform/drivers/ideapad_acpi/VPC2004:00/fan_mode</text:p>
      <text:p text:style-name="P157"><text:span text:style-name="T217">$</text:span><text:span text:style-name="T198"> </text:span>echo <text:span text:style-name="T198">4</text:span> | sudo tee /sys/bus/platform/drivers/ideapad_acpi/VPC2004:00/fan_mode</text:p>
      <text:p text:style-name="P157"/>
      <text:p text:style-name="P157"/>
      <text:p text:style-name="P157"/>
      <text:p text:style-name="P158">____________________________________________________________________________________________________________</text:p>
      <text:p text:style-name="P159"/>
      <text:p text:style-name="P159"/>
      <text:p text:style-name="P159"/>
      <text:p text:style-name="P159"/>
      <text:p text:style-name="P159"># used to broadcast important notifications or announcements to all users currently logged into the system.</text:p>
      <text:p text:style-name="P160">$ wall "we will be going down for maintenance for one hour sharply at 03:30 pm"</text:p>
      <text:p text:style-name="P159">#combines the functionality of both the ‘uptime‘ and ‘who‘ commands,</text:p>
      <text:p text:style-name="P160"># w<text:line-break/><text:line-break/><text:line-break/><text:line-break/><text:span text:style-name="T218">encryption</text:span><text:line-break/></text:p>
      <text:p text:style-name="P160"/>
      <text:p text:style-name="P160"/>
      <text:p text:style-name="P160">tum ek den bohot badi star bano ge or vo den dur nahi hai bohoot dur hai</text:p>
      <text:p text:style-name="P161"> <text:span text:style-name="T219">Bengal Fi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16T18:05:19.980174795</dc:date>
    <meta:editing-duration>P10DT1H2M38S</meta:editing-duration>
    <meta:editing-cycles>114</meta:editing-cycles>
    <meta:generator>LibreOffice/25.2.6.2$Linux_X86_64 LibreOffice_project/40d1a0e1d5bdf1afaeae24d9ece32bbb00fa66a4</meta:generator>
    <meta:document-statistic meta:table-count="2" meta:image-count="5" meta:object-count="0" meta:page-count="1" meta:paragraph-count="369" meta:word-count="2242" meta:character-count="17329" meta:non-whitespace-character-count="12765"/>
  </office:meta>
</office:document-meta>
</file>